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1155cc" style:text-underline-style="solid" style:text-underline-width="auto" style:text-underline-color="font-color"/>
    </style:style>
    <style:style style:name="P2" style:family="paragraph" style:parent-style-name="Standard">
      <style:text-properties fo:color="#1155cc" style:text-underline-style="none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Standard">
      <style:text-properties fo:color="#1155cc" style:text-underline-style="none"/>
    </style:style>
    <style:style style:name="P6" style:family="paragraph" style:parent-style-name="Standard">
      <style:text-properties fo:color="#1155cc" style:text-underline-style="none" officeooo:rsid="000988e2" officeooo:paragraph-rsid="000988e2"/>
    </style:style>
    <style:style style:name="P7" style:family="paragraph" style:parent-style-name="Standard">
      <style:text-properties fo:color="#1155cc" style:text-underline-style="none" officeooo:rsid="000ac3e0" officeooo:paragraph-rsid="000ac3e0"/>
    </style:style>
    <style:style style:name="T1" style:family="text">
      <style:text-properties fo:color="#1155cc"/>
    </style:style>
    <style:style style:name="T2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ink to nba stats database:</text:p>
      <text:p text:style-name="Standard"><text:a xlink:type="simple" xlink:href="https://www.basketball-reference.com/leagues/NBA_2017_games-january.html" text:style-name="Internet_20_link" text:visited-style-name="Visited_20_Internet_20_Link"><text:span text:style-name="T2">https://www.basketball-reference.com/leagues/NBA_2017_games-january.html</text:span></text:a></text:p>
      <text:p text:style-name="P1"/>
      <text:p text:style-name="P1"/>
      <text:p text:style-name="P1"/>
      <text:p text:style-name="P2">link to python library for nba stats:</text:p>
      <text:p text:style-name="P3"><text:a xlink:type="simple" xlink:href="https://github.com/swar/nba_api/blob/master/docs/examples/Finding%20Games.ipynb?fbclid=IwAR0SAedjYOWkJDjaix9_nRgy6OmsaKQp974L6_RUQUjZ5Ync6vLcQCEmP2A" text:style-name="Internet_20_link" text:visited-style-name="Visited_20_Internet_20_Link">https://github.com/swar/nba_api/blob/master/docs/examples/Finding%20Games.ipynb?fbclid=IwAR0SAedjYOWkJDjaix9_nRgy6OmsaKQp974L6_RUQUjZ5Ync6vLcQCEmP2A</text:a><text:span text:style-name="T1"> </text:span></text:p>
      <text:p text:style-name="P2"/>
      <text:p text:style-name="P6">Chosing loss function</text:p>
      <text:p text:style-name="P6"><text:a xlink:type="simple" xlink:href="https://machinelearningmastery.com/how-to-choose-loss-functions-when-training-deep-learning-neural-networks/" text:style-name="Internet_20_link" text:visited-style-name="Visited_20_Internet_20_Link">https://machinelearningmastery.com/how-to-choose-loss-functions-when-training-deep-learning-neural-networks/</text:a></text:p>
      <text:p text:style-name="P6"/>
      <text:p text:style-name="P7">Funkcje relu</text:p>
      <text:p text:style-name="P7"><text:a xlink:type="simple" xlink:href="https://machinelearningmastery.com/rectified-linear-activation-function-for-deep-learning-neural-networks/" text:style-name="Internet_20_link" text:visited-style-name="Visited_20_Internet_20_Link">https://machinelearningmastery.com/rectified-linear-activation-function-for-deep-learning-neural-networks/</text:a></text:p>
      <text:p text:style-name="P7"/>
      <text:p text:style-name="P2"/>
      <text:p text:style-name="P2"/>
      <text:p text:style-name="P2"/>
      <text:p text:style-name="P1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pl" fo:country="PL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pl" fo:country="PL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 style:font-family-complex="Arial" style:font-family-generic-complex="swiss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loext:contextual-spacing="false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loext:contextual-spacing="false" fo:line-height="100%" fo:text-align="start" style:justify-single-word="false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01T20:45:49.139000000</dc:date>
    <meta:generator>LibreOffice/6.4.2.2$Windows_X86_64 LibreOffice_project/4e471d8c02c9c90f512f7f9ead8875b57fcb1ec3</meta:generator>
    <meta:editing-duration>PT26S</meta:editing-duration>
    <meta:editing-cycles>2</meta:editing-cycles>
    <meta:document-statistic meta:table-count="0" meta:image-count="0" meta:object-count="0" meta:page-count="1" meta:paragraph-count="8" meta:word-count="21" meta:character-count="532" meta:non-whitespace-character-count="518"/>
  </office:meta>
</office:document-meta>
</file>